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 style:data-style-name="N10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91" calcext:value-type="float">
            <text:p>0.91</text:p>
          </table:table-cell>
          <table:table-cell table:style-name="Default" office:value-type="string" calcext:value-type="string">
            <text:p>EUR/USD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4921ECS+ </text:p>
          </table:table-cell>
          <table:table-cell office:value-type="currency" office:currency="EUR" office:value="10.75" calcext:value-type="currency">
            <text:p>10.75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S1115</text:p>
          </table:table-cell>
          <table:table-cell table:formula="of:=1.5*[.C3]" office:value-type="currency" office:currency="EUR" office:value="1.365" calcext:value-type="currency">
            <text:p>1.37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 office:value-type="currency" office:currency="EUR" office:value="2.96" calcext:value-type="currency">
            <text:p>2.96 €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v isolated</text:p>
          </table:table-cell>
          <table:table-cell table:style-name="Default" table:formula="of:=(3.29*5+4.47)*[.C3]" office:value-type="float" office:value="19.0372" calcext:value-type="float">
            <text:p>19.037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9:.C13])" office:value-type="currency" office:currency="EUR" office:value="34.1122" calcext:value-type="currency">
            <text:p>34.11 €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10122P0" style:volatile="true" number:language="en" number:country="US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et" number:country="EE">kr</number:currency-symbol>
    </number:currency-style>
    <number:currency-style style:name="N10123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123P0"/>
    </number:currency-style>
    <number:currency-style style:name="N10124P0" style:volatile="true" number:language="en" number:country="US">
      <number:currency-symbol number:language="ar" number:country="EG">ج.م.‏</number:currency-symbol>
      <number:text> </number:text>
      <number:number number:decimal-places="2" loext:min-decimal-places="2" number:min-integer-digits="1" number:grouping="true"/>
    </number:currency-style>
    <number:currency-style style:name="N10124" number:language="en" number:country="US">
      <style:text-properties fo:color="#ff0000"/>
      <number:currency-symbol number:language="ar" number:country="EG">ج.م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4P0"/>
    </number:currency-style>
    <number:currency-style style:name="N10125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25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17:05:23.214457343</meta:creation-date>
    <dc:date>2019-09-26T22:37:19.395738652</dc:date>
    <meta:editing-duration>PT2H47M54S</meta:editing-duration>
    <meta:editing-cycles>5</meta:editing-cycles>
    <meta:generator>LibreOffice/6.3.0.4$Linux_X86_64 LibreOffice_project/30$Build-4</meta:generator>
    <meta:document-statistic meta:table-count="1" meta:cell-count="15" meta:object-count="0"/>
  </office:meta>
</office:document-meta>
</file>